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</office:automatic-styles>
  <office:body>
    <office:text text:use-soft-page-breaks="true">
      <text:p text:style-name="P1">Remarque récoltée depuis le médiateurs Mr Saadi lyes<text:s/>en date du 030324</text:p>
      <text:list text:style-name="LFO1" text:continue-numbering="true">
        <text:list-item>
          <text:p text:style-name="P2">La note : un espace dédié au propriétaire du compte pour écrire une note ou mettre une pièce jointe afin qu’elle soit consultée par l’ensemble des utilisateurs</text:p>
        </text:list-item>
        <text:list-item>
          <text:p text:style-name="P3">RSS : un moyen d’échange d’information qui n’est pas utilisé pour le moment.</text:p>
        </text:list-item>
        <text:list-item>
          <text:p text:style-name="P4">Différence entre ticket résolu et ticket fermé : le ticket résolu est la doléance qui eu sa réponse finale, et le ticket fermé est la doléance qui a eu sa réponse finale et clôturé par le délégué du médiateurs, cette dernière pourra être réouverte par le médiateur.</text:p>
        </text:list-item>
        <text:list-item>
          <text:p text:style-name="P5">Le ticket planifier : c’est la doléance qui à une date de planification ou une date d’échéance de traitement.</text:p>
        </text:list-item>
        <text:list-item>
          <text:p text:style-name="P6"><text:s/>L’entité : c’est le nombre de régie dans une structure exemple de la DGTGCOFE=699</text:p>
        </text:list-item>
        <text:list-item>
          <text:p text:style-name="P7">Utilisateur : le nombre d’entité *2<text:s/></text:p>
        </text:list-item>
        <text:list-item>
          <text:p text:style-name="P8">Document : c’est le nombre de document scanné entre doléance et leur réponse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243F60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Référencelégère" style:display-name="Référence légèr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esor</meta:initial-creator>
    <dc:creator>tresor</dc:creator>
    <meta:creation-date>2024-03-03T11:00:00Z</meta:creation-date>
    <dc:date>2024-03-03T11:11:00Z</dc:date>
    <meta:template xlink:href="Word%202010%20look" xlink:type="simple"/>
    <meta:editing-cycles>1</meta:editing-cycles>
    <meta:editing-duration>PT660S</meta:editing-duration>
    <meta:document-statistic meta:page-count="1" meta:paragraph-count="1" meta:word-count="135" meta:character-count="881" meta:row-count="6" meta:non-whitespace-character-count="747"/>
  </office:meta>
</office:document-meta>
</file>